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number-columns-repeated="1016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0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возм. Ошибка порт A а не С</text:p>
          </table:table-cell>
          <table:table-cell table:style-name="ce30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0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0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0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0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0" office:value-type="string" calcext:value-type="string">
            <text:p>Функцию удалить <text:s text:c="5"/>в SC2 нет кнопки 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0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0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0:26:51.3439522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1-31T12:49:44.542760089</dc:date>
    <meta:editing-duration>PT2H34M13S</meta:editing-duration>
    <meta:editing-cycles>39</meta:editing-cycles>
    <meta:document-statistic meta:table-count="1" meta:cell-count="516" meta:object-count="0"/>
  </office:meta>
</office:document-meta>
</file>